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VersionList.xml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Versions/Version1" manifest:media-type="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 narrow" svg:font-family="'arial narrow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545cm" fo:min-width="2.632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afd095" draw:textarea-horizontal-align="justify" draw:textarea-vertical-align="middle" draw:auto-grow-height="false" fo:min-height="1.138cm" fo:min-width="4.089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hatch" draw:fill-color="#b3cac7" draw:fill-hatch-name="Yellow_20_45_20_Degrees" draw:textarea-horizontal-align="justify" draw:textarea-vertical-align="middle" draw:auto-grow-height="false" fo:min-height="1.24cm" fo:min-width="4.089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Dash" svg:stroke-color="#000000" svg:stroke-linecap="butt" draw:fill="none" draw:textarea-horizontal-align="justify" draw:textarea-vertical-align="middle" draw:auto-grow-height="false" fo:min-height="13.403cm" fo:min-width="6.803cm" loext:decorative="false"/>
    </style:style>
    <style:style style:name="gr5" style:family="graphic" style:parent-style-name="standard">
      <style:graphic-properties draw:stroke="dash" draw:stroke-dash="Dash" svg:stroke-color="#000000" svg:stroke-linecap="butt" draw:fill="none" draw:textarea-horizontal-align="justify" draw:textarea-vertical-align="middle" draw:auto-grow-height="false" fo:min-height="13.403cm" fo:min-width="4.897cm" loext:decorative="false"/>
    </style:style>
    <style:style style:name="gr6" style:family="graphic" style:parent-style-name="standard">
      <style:graphic-properties svg:stroke-width="0.106cm" svg:stroke-color="#77bc65" draw:marker-start="" draw:marker-start-width="0.358cm" draw:marker-end="Arrowheads_20_7" draw:marker-end-width="0.358cm" draw:opacity="70%" draw:textarea-vertical-align="middle" fo:padding-top="0.177cm" fo:padding-bottom="0.177cm" fo:padding-left="0.302cm" fo:padding-right="0.3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102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77bc65" draw:marker-start="Arrowheads_20_7" draw:marker-start-width="0.358cm" draw:marker-end="" draw:marker-end-width="0.358cm" draw:textarea-vertical-align="middle" fo:padding-top="0.177cm" fo:padding-bottom="0.177cm" fo:padding-left="0.302cm" fo:padding-right="0.302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104cm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e8a202" draw:marker-start-width="0.358cm" draw:marker-end="Arrowheads_20_7" draw:marker-end-width="0.358cm" draw:fill-color="#b3cac7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06cm" svg:stroke-color="#bf819e" draw:marker-start-width="0.358cm" draw:marker-end="Arrowheads_20_7" draw:marker-end-width="0.358cm" draw:opacity="70%" draw:textarea-vertical-align="middle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draw:stroke="dash" draw:stroke-dash="Dash" svg:stroke-width="0.018cm" svg:stroke-color="#000000" draw:marker-start-width="0.227cm" draw:marker-end-width="0.227cm" svg:stroke-linecap="butt" draw:fill="none" draw:textarea-horizontal-align="justify" draw:textarea-vertical-align="middle" draw:auto-grow-height="false" fo:min-height="13.385cm" fo:min-width="6.416cm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.492cm" fo:min-width="0.595cm" fo:padding-top="0.152cm" fo:padding-bottom="0.152cm" fo:padding-left="0.277cm" fo:padding-right="0.277cm" loext:decorative="false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svg:stroke-width="0.106cm" svg:stroke-color="#77bc65" draw:marker-start-width="0.358cm" draw:marker-end="Arrowheads_20_7" draw:marker-end-width="0.3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545cm" fo:min-width="3.694cm" fo:padding-top="0.142cm" fo:padding-bottom="0.142cm" fo:padding-left="0.267cm" fo:padding-right="0.267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88cm" loext:decorative="false"/>
      <style:paragraph-properties style:writing-mode="lr-tb"/>
    </style:style>
    <style:style style:name="gr21" style:family="graphic" style:parent-style-name="standard">
      <style:graphic-properties svg:stroke-width="0.106cm" svg:stroke-color="#bf819e" draw:marker-start-width="0.359cm" draw:marker-end="Arrowheads_20_7" draw:marker-end-width="0.359cm" draw:textarea-vertical-align="middle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draw:stroke="dash" draw:stroke-dash="Dash" svg:stroke-width="0.106cm" svg:stroke-color="#e8a202" draw:marker-start-width="0.358cm" draw:marker-end="Arrowheads_20_7" draw:marker-end-width="0.358cm" svg:stroke-linecap="butt" draw:fill-color="#b3cac7" draw:textarea-vertical-align="middle" fo:padding-top="0.177cm" fo:padding-bottom="0.177cm" fo:padding-left="0.302cm" fo:padding-right="0.302cm" loext:decorative="false"/>
    </style:style>
    <style:style style:name="gr2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8.539cm" fo:min-width="0cm" fo:padding-top="0.142cm" fo:padding-bottom="0.142cm" fo:padding-left="0.267cm" fo:padding-right="0.267cm" fo:wrap-option="wrap" loext:decorative="false"/>
    </style:style>
    <style:style style:name="gr2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6cm" fo:min-width="0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ffaa95" draw:textarea-horizontal-align="justify" draw:textarea-vertical-align="middle" draw:auto-grow-height="false" fo:min-height="1.24cm" fo:min-width="4.089cm" fo:padding-top="0.142cm" fo:padding-bottom="0.142cm" fo:padding-left="0.267cm" fo:padding-right="0.267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167cm" fo:min-width="0cm" fo:padding-top="0.142cm" fo:padding-bottom="0.142cm" fo:padding-left="0.267cm" fo:padding-right="0.267cm" fo:wrap-option="wrap" loext:decorative="false"/>
    </style:style>
    <style:style style:name="gr27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4.449cm" fo:min-width="0cm" fo:padding-top="0.142cm" fo:padding-bottom="0.142cm" fo:padding-left="0.267cm" fo:padding-right="0.267cm" fo:wrap-option="wrap" loext:decorative="false"/>
    </style:style>
    <style:style style:name="P1" style:family="paragraph">
      <style:paragraph-properties fo:text-align="center" style:writing-mode="lr-tb"/>
      <style:text-properties fo:color="#00339a" loext:opacity="100%" style:font-name="Nimbus Sans" fo:font-size="20pt" fo:font-weight="bold"/>
    </style:style>
    <style:style style:name="P2" style:family="paragraph">
      <loext:graphic-properties draw:fill="solid" draw:fill-color="#e0c2cd"/>
      <style:paragraph-properties fo:text-align="center" style:writing-mode="lr-tb"/>
      <style:text-properties fo:color="#00339a" loext:opacity="100%" style:font-name="Nimbus Sans" fo:font-size="20pt" fo:font-weight="bold"/>
    </style:style>
    <style:style style:name="P3" style:family="paragraph">
      <style:paragraph-properties fo:text-align="center" style:writing-mode="lr-tb"/>
      <style:text-properties fo:color="#00339a" loext:opacity="100%" style:font-name="Nimbus Sans Narrow" fo:font-size="20pt" fo:font-weight="bold" style:font-size-asian="18pt" style:font-size-complex="18pt"/>
    </style:style>
    <style:style style:name="P4" style:family="paragraph">
      <loext:graphic-properties draw:fill="solid" draw:fill-color="#afd095"/>
      <style:paragraph-properties fo:text-align="center" style:writing-mode="lr-tb"/>
      <style:text-properties fo:color="#00339a" loext:opacity="100%" style:font-name="Nimbus Sans Narrow" fo:font-size="20pt" fo:font-weight="bold" style:font-size-asian="18pt" style:font-size-complex="18pt"/>
    </style:style>
    <style:style style:name="P5" style:family="paragraph">
      <style:paragraph-properties fo:text-align="center" style:writing-mode="lr-tb"/>
      <style:text-properties fo:color="#00339a" loext:opacity="100%" style:font-name="Arial" fo:font-size="20pt" fo:font-weight="bold"/>
    </style:style>
    <style:style style:name="P6" style:family="paragraph">
      <loext:graphic-properties draw:fill="solid" draw:fill-color="#afd095"/>
      <style:paragraph-properties fo:text-align="center" style:writing-mode="lr-tb"/>
      <style:text-properties fo:color="#00339a" loext:opacity="100%" style:font-name="Arial" fo:font-size="20pt" fo:font-weight="bold"/>
    </style:style>
    <style:style style:name="P7" style:family="paragraph">
      <loext:graphic-properties draw:fill="hatch" draw:fill-color="#b3cac7" draw:fill-hatch-name="Yellow_20_45_20_Degrees"/>
      <style:paragraph-properties fo:text-align="center" style:writing-mode="lr-tb"/>
      <style:text-properties fo:color="#00339a" loext:opacity="100%" style:font-name="Nimbus Sans Narrow" fo:font-size="20pt" fo:font-weight="bold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opacity="7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arial" fo:font-size="28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b3cac7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00339a" loext:opacity="100%" style:font-name="arial narrow" fo:font-size="18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00339a" loext:opacity="100%" style:font-name="arial narrow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00339a" loext:opacity="100%" style:font-name="arial" fo:font-weight="bold" style:font-weight-asian="bold" style:font-weight-complex="bold"/>
    </style:style>
    <style:style style:name="P16" style:family="paragraph">
      <style:paragraph-properties fo:text-align="center" style:writing-mode="lr-tb"/>
      <style:text-properties fo:color="#00339a" loext:opacity="100%" style:font-name="Nimbus Sans Narrow" fo:font-size="20pt" fo:font-weight="bold"/>
    </style:style>
    <style:style style:name="P17" style:family="paragraph">
      <loext:graphic-properties draw:fill="solid" draw:fill-color="#e0c2cd"/>
      <style:paragraph-properties fo:text-align="center" style:writing-mode="lr-tb"/>
      <style:text-properties fo:color="#00339a" loext:opacity="100%" style:font-name="Nimbus Sans Narrow" fo:font-size="20pt" fo:font-weight="bold"/>
    </style:style>
    <style:style style:name="P18" style:family="paragraph">
      <loext:graphic-properties draw:fill="none" draw:fill-color="#ffffff"/>
      <style:paragraph-properties fo:text-align="center"/>
      <style:text-properties fo:color="#00339a" loext:opacity="100%" style:font-name="arial" fo:font-size="20pt" fo:font-weight="bold" style:font-weight-asian="bold" style:font-weight-complex="bold"/>
    </style:style>
    <style:style style:name="P19" style:family="paragraph">
      <loext:graphic-properties draw:fill="hatch" draw:fill-color="#b3cac7" draw:fill-hatch-name="Yellow_20_45_20_Degrees"/>
      <style:paragraph-properties fo:text-align="center" style:writing-mode="lr-tb"/>
      <style:text-properties fo:color="#00339a" loext:opacity="100%" style:font-name="Nimbus Sans Narrow" fo:font-size="20pt" fo:font-weight="bold"/>
    </style:style>
    <style:style style:name="P20" style:family="paragraph">
      <style:paragraph-properties fo:text-align="center" style:writing-mode="lr-tb"/>
      <style:text-properties fo:color="#00339a" loext:opacity="100%" style:font-name="Nimbus Sans Narrow" fo:font-size="16pt" fo:font-weight="bold" style:font-size-asian="16pt" style:font-size-complex="16pt"/>
    </style:style>
    <style:style style:name="P21" style:family="paragraph">
      <loext:graphic-properties draw:fill="hatch" draw:fill-color="#b3cac7" draw:fill-hatch-name="Yellow_20_45_20_Degrees"/>
      <style:paragraph-properties fo:text-align="center" style:writing-mode="lr-tb"/>
      <style:text-properties fo:color="#00339a" loext:opacity="100%" style:font-name="Nimbus Sans Narrow" fo:font-size="16pt" fo:font-weight="bold" style:font-size-asian="16pt" style:font-size-complex="16pt"/>
    </style:style>
    <style:style style:name="P22" style:family="paragraph">
      <loext:graphic-properties draw:fill="solid" draw:fill-color="#ffaa95"/>
      <style:paragraph-properties fo:text-align="center" style:writing-mode="lr-tb"/>
      <style:text-properties fo:color="#00339a" loext:opacity="100%" style:font-name="Nimbus Sans Narrow" fo:font-size="20pt" fo:font-weight="bold" style:font-size-asian="18pt" style:font-size-complex="18pt"/>
    </style:style>
    <style:style style:name="T1" style:family="text">
      <style:text-properties fo:color="#00339a" loext:opacity="100%" style:font-name="Nimbus Sans" fo:font-size="20pt" fo:font-weight="bold"/>
    </style:style>
    <style:style style:name="T2" style:family="text">
      <style:text-properties fo:color="#00339a" loext:opacity="100%" style:font-name="Nimbus Sans Narrow" fo:font-size="20pt" fo:font-weight="bold" style:font-size-asian="18pt" style:font-size-complex="18pt"/>
    </style:style>
    <style:style style:name="T3" style:family="text">
      <style:text-properties fo:color="#00339a" loext:opacity="100%" style:font-name="Arial" fo:font-size="20pt" fo:font-weight="bold"/>
    </style:style>
    <style:style style:name="T4" style:family="text">
      <style:text-properties style:font-name="arial" fo:font-size="28pt" fo:font-weight="bold" style:font-size-asian="24pt" style:font-weight-asian="bold" style:font-size-complex="24pt" style:font-weight-complex="bold"/>
    </style:style>
    <style:style style:name="T5" style:family="text">
      <style:text-properties fo:color="#00339a" loext:opacity="100%" style:font-name="Arial" fo:font-size="18pt" fo:font-weight="bold" style:font-weight-asian="bold" style:font-weight-complex="bold"/>
    </style:style>
    <style:style style:name="T6" style:family="text">
      <style:text-properties fo:color="#00339a" loext:opacity="100%" style:font-name="Arial" fo:font-weight="bold" style:font-weight-asian="bold" style:font-weight-complex="bold"/>
    </style:style>
    <style:style style:name="T7" style:family="text">
      <style:text-properties fo:color="#00339a" loext:opacity="100%" style:font-name="arial" fo:font-weight="bold" style:font-weight-asian="bold" style:font-weight-complex="bold"/>
    </style:style>
    <style:style style:name="T8" style:family="text">
      <style:text-properties fo:color="#00339a" loext:opacity="100%" style:font-name="Nimbus Sans Narrow" fo:font-size="20pt" fo:font-weight="bold"/>
    </style:style>
    <style:style style:name="T9" style:family="text">
      <style:text-properties fo:color="#00339a" loext:opacity="100%" style:font-name="arial"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3.166cm" svg:height="1.829cm" draw:transform="rotate (1.5707963267949) translate (6.463cm 8.193cm)">
          <text:p text:style-name="P1"><text:span text:style-name="T1">A</text:span><text:span text:style-name="T1">ct</text:span><text:span text:style-name="T1">u</text:span><text:span text:style-name="T1">at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4.623cm" svg:height="1.422cm" svg:x="1.649cm" svg:y="5.083cm">
          <text:p text:style-name="P3"><text:span text:style-name="T2">Pre-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3" draw:id="id3" draw:layer="layout" svg:width="4.623cm" svg:height="1.422cm" svg:x="1.649cm" svg:y="9.325cm">
          <text:p text:style-name="P5"><text:span text:style-name="T3">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2" draw:id="id2" draw:layer="layout" svg:width="4.623cm" svg:height="1.524cm" svg:x="11.187cm" svg:y="4.915cm">
          <text:p text:style-name="P3"><text:span text:style-name="T2">Decode Vid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7.303cm" svg:height="13.653cm" svg:x="1.317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397cm" svg:height="13.653cm" svg:x="18.185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line-skew="-0.752cm" svg:x1="3.96cm" svg:y1="5.083cm" svg:x2="13.498cm" svg:y2="4.915cm" draw:start-shape="id1" draw:start-glue-point="0" draw:end-shape="id2" draw:end-glue-point="0" svg:d="M3960 5083v-1438h9538v1270" svg:viewBox="0 0 9539 1439">
          <text:p/>
        </draw:connector>
        <draw:frame draw:style-name="gr7" draw:text-style-name="P11" draw:layer="layout" svg:width="4.762cm" svg:height="1.352cm" svg:x="2.587cm" svg:y="1.319cm">
          <draw:text-box>
            <text:p text:style-name="P10"><text:span text:style-name="T4">Drone</text:span></text:p>
          </draw:text-box>
        </draw:frame>
        <draw:frame draw:style-name="gr7" draw:text-style-name="P11" draw:layer="layout" svg:width="4.762cm" svg:height="1.352cm" svg:x="18.502cm" svg:y="1.319cm">
          <draw:text-box>
            <text:p text:style-name="P10"><text:span text:style-name="T4">Cloudlet</text:span></text:p>
          </draw:text-box>
        </draw:frame>
        <draw:connector draw:style-name="gr8" draw:text-style-name="P10" draw:layer="layout" svg:x1="3.96cm" svg:y1="6.505cm" svg:x2="3.96cm" svg:y2="9.325cm" draw:start-shape="id1" draw:start-glue-point="2" draw:end-shape="id3" draw:end-glue-point="0" svg:d="M3960 6505v2820" svg:viewBox="0 0 1 2821">
          <text:p/>
        </draw:connector>
        <draw:frame draw:style-name="gr9" draw:text-style-name="P11" draw:layer="layout" svg:width="6.009cm" svg:height="1.354cm" svg:x="10.494cm" svg:y="1.318cm">
          <draw:text-box>
            <text:p text:style-name="P10"><text:span text:style-name="T4">VOXL 2</text:span></text:p>
          </draw:text-box>
        </draw:frame>
        <draw:connector draw:style-name="gr10" draw:text-style-name="P12" draw:layer="layout" svg:x1="13.498cm" svg:y1="9.287cm" svg:x2="13.498cm" svg:y2="10.585cm" draw:start-shape="id4" draw:start-glue-point="2" draw:end-shape="id5" svg:d="M13498 9287v1298" svg:viewBox="0 0 1 1299">
          <text:p/>
        </draw:connector>
        <draw:connector draw:style-name="gr11" draw:text-style-name="P9" draw:layer="layout" svg:x1="11.187cm" svg:y1="14.334cm" svg:x2="8.292cm" svg:y2="14.334cm" draw:start-shape="id6" draw:end-shape="id7" draw:end-glue-point="5" svg:d="M11187 14334h-2895" svg:viewBox="0 0 2896 1">
          <text:p/>
        </draw:connector>
        <draw:custom-shape draw:style-name="gr12" draw:text-style-name="P8" draw:layer="layout" svg:width="6.934cm" svg:height="13.653cm" svg:x="10.031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2.223cm" svg:height="0.962cm" svg:x="8.198cm" svg:y="2.818cm">
          <draw:text-box>
            <text:p text:style-name="P10"><text:span text:style-name="T5">WiFi</text:span></text:p>
          </draw:text-box>
        </draw:frame>
        <draw:frame draw:style-name="gr13" draw:text-style-name="P13" draw:layer="layout" svg:width="2.223cm" svg:height="0.962cm" svg:x="8.198cm" svg:y="13.377cm">
          <draw:text-box>
            <text:p text:style-name="P10"><text:span text:style-name="T5">WiFi</text:span></text:p>
          </draw:text-box>
        </draw:frame>
        <draw:frame draw:style-name="gr13" draw:text-style-name="P14" draw:layer="layout" svg:width="2.223cm" svg:height="0.962cm" svg:x="16.475cm" svg:y="13.477cm">
          <draw:text-box>
            <text:p text:style-name="P10"><text:span text:style-name="T6">5G</text:span></text:p>
          </draw:text-box>
        </draw:frame>
        <draw:frame draw:style-name="gr13" draw:text-style-name="P14" draw:layer="layout" svg:width="2.223cm" svg:height="0.962cm" svg:x="16.475cm" svg:y="7.518cm">
          <draw:text-box>
            <text:p text:style-name="P10"><text:span text:style-name="T6">5</text:span><text:span text:style-name="T6">G</text:span></text:p>
          </draw:text-box>
        </draw:frame>
        <draw:frame draw:style-name="gr14" draw:text-style-name="P15" draw:layer="layout" svg:width="1.27cm" svg:height="0.962cm" svg:x="5.297cm" svg:y="9.885cm">
          <draw:text-box>
            <text:p text:style-name="P10"><text:span text:style-name="T7">a</text:span></text:p>
          </draw:text-box>
        </draw:frame>
        <draw:frame draw:style-name="gr14" draw:text-style-name="P15" draw:layer="layout" svg:width="1.27cm" svg:height="0.962cm" svg:x="5.297cm" svg:y="5.585cm">
          <draw:text-box>
            <text:p text:style-name="P10"><text:span text:style-name="T7">b</text:span></text:p>
          </draw:text-box>
        </draw:frame>
        <draw:frame draw:style-name="gr14" draw:text-style-name="P15" draw:layer="layout" svg:width="1.27cm" svg:height="0.962cm" svg:x="7.35cm" svg:y="4.832cm">
          <draw:text-box>
            <text:p text:style-name="P10"><text:span text:style-name="T7">j</text:span></text:p>
          </draw:text-box>
        </draw:frame>
        <draw:g draw:style-name="gr15" xml:id="id8" draw:id="id8">
          <draw:custom-shape draw:style-name="gr16" draw:text-style-name="P8" draw:layer="layout" svg:width="1.235cm" svg:height="0.882cm" draw:transform="rotate (-1.5707963267949) translate (4.401cm 14.21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draw:layer="layout" svg:width="0.882cm" svg:height="0.353cm" draw:transform="rotate (-3.14159265358979) translate (4.401cm 15.80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18" draw:text-style-name="P10" draw:layer="layout" svg:x1="3.96cm" svg:y1="14.214cm" svg:x2="3.96cm" svg:y2="10.747cm" draw:start-shape="id8" draw:start-glue-point="0" draw:end-shape="id3" draw:end-glue-point="2" svg:d="M3960 14214v-3467" svg:viewBox="0 0 1 3468">
          <text:p/>
        </draw:connector>
        <draw:custom-shape draw:style-name="gr19" draw:text-style-name="P17" xml:id="id7" draw:id="id7" draw:layer="layout" svg:width="4.228cm" svg:height="1.829cm" draw:transform="rotate (1.5707963267949) translate (6.463cm 15.858cm)">
          <draw:glue-point draw:id="4" svg:x="5.057cm" svg:y="3.649cm"/>
          <draw:glue-point draw:id="5" svg:x="5.057cm" svg:y="1.397cm"/>
          <text:p text:style-name="P16"><text:span text:style-name="T8">Post-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8" draw:layer="layout" svg:width="1.27cm" svg:height="1.038cm" svg:x="7.35cm" svg:y="11.494cm">
          <draw:text-box>
            <text:p text:style-name="P10"><text:span text:style-name="T9">i</text:span></text:p>
          </draw:text-box>
        </draw:frame>
        <draw:connector draw:style-name="gr21" draw:text-style-name="P10" draw:layer="layout" svg:x1="7.377cm" svg:y1="11.63cm" svg:x2="7.377cm" svg:y2="8.193cm" draw:start-shape="id7" draw:end-shape="id9" draw:end-glue-point="3" svg:d="M7377 11630v-3437" svg:viewBox="0 0 1 3438">
          <text:p/>
        </draw:connector>
        <draw:connector draw:style-name="gr10" draw:text-style-name="P12" draw:layer="layout" svg:x1="13.498cm" svg:y1="6.439cm" svg:x2="13.498cm" svg:y2="7.763cm" draw:start-shape="id2" draw:start-glue-point="2" draw:end-shape="id4" draw:end-glue-point="0" svg:d="M13498 6439v1324" svg:viewBox="0 0 1 1325">
          <text:p/>
        </draw:connector>
        <draw:custom-shape draw:style-name="gr3" draw:text-style-name="P19" xml:id="id10" draw:id="id10" draw:layer="layout" svg:width="4.623cm" svg:height="1.524cm" svg:x="18.572cm" svg:y="7.763cm">
          <text:p text:style-name="P16"><text:span text:style-name="T2">Analyze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2" draw:layer="layout" svg:x1="20.883cm" svg:y1="9.287cm" svg:x2="20.883cm" svg:y2="10.585cm" draw:start-shape="id10" draw:start-glue-point="2" draw:end-shape="id11" draw:end-glue-point="0" svg:d="M20883 9287v1298" svg:viewBox="0 0 1 1299">
          <text:p/>
        </draw:connector>
        <draw:custom-shape draw:style-name="gr3" draw:text-style-name="P7" xml:id="id11" draw:id="id11" draw:layer="layout" svg:width="4.623cm" svg:height="1.524cm" svg:x="18.572cm" svg:y="10.585cm">
          <text:p text:style-name="P3"><text:span text:style-name="T2">Plan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1" xml:id="id4" draw:id="id4" draw:layer="layout" svg:width="4.623cm" svg:height="1.524cm" svg:x="11.187cm" svg:y="7.763cm">
          <text:p text:style-name="P20"><text:span text:style-name="T2">Analyze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5" draw:id="id5" draw:layer="layout" svg:width="4.623cm" svg:height="1.524cm" svg:x="11.187cm" svg:y="10.585cm">
          <text:p text:style-name="P3"><text:span text:style-name="T2">Plan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2" draw:layer="layout" svg:x1="15.81cm" svg:y1="8.525cm" svg:x2="18.572cm" svg:y2="8.525cm" draw:start-shape="id4" draw:end-shape="id10" draw:end-glue-point="3" svg:d="M15810 8525h2762" svg:viewBox="0 0 2763 1">
          <text:p/>
        </draw:connector>
        <draw:custom-shape draw:style-name="gr23" draw:text-style-name="P8" draw:layer="layout" svg:width="0.781cm" svg:height="9.307cm" draw:transform="rotate (1.5707963267949) translate (4.075cm 4.592cm)">
          <text:p/>
          <draw:enhanced-geometry svg:viewBox="0 0 21600 21600" draw:glue-points="21600 0 0 10800 21600 21600" draw:text-areas="13800 ?f9 21600 ?f10" draw:type="left-brace" draw:modifiers="1800 12148.25956166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5" draw:layer="layout" svg:width="1.27cm" svg:height="0.962cm" svg:x="8.65cm" svg:y="4.432cm">
          <draw:text-box>
            <text:p text:style-name="P10"><text:span text:style-name="T7">c</text:span></text:p>
          </draw:text-box>
        </draw:frame>
        <draw:frame draw:style-name="gr14" draw:text-style-name="P15" draw:layer="layout" svg:width="1.27cm" svg:height="0.962cm" svg:x="14.85cm" svg:y="5.532cm">
          <draw:text-box>
            <text:p text:style-name="P10"><text:span text:style-name="T7">d</text:span></text:p>
          </draw:text-box>
        </draw:frame>
        <draw:custom-shape draw:style-name="gr24" draw:text-style-name="P8" draw:layer="layout" svg:width="0.659cm" svg:height="2.684cm" draw:transform="rotate (1.5707963267949) translate (8.376cm 15.152cm)">
          <text:p/>
          <draw:enhanced-geometry svg:viewBox="0 0 21600 21600" draw:glue-points="21600 0 0 10800 21600 21600" draw:text-areas="13800 ?f9 21600 ?f10" draw:type="left-brace" draw:modifiers="1800 11378.7465940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5" draw:layer="layout" svg:width="1.27cm" svg:height="0.962cm" svg:x="9.151cm" svg:y="14.914cm">
          <draw:text-box>
            <text:p text:style-name="P10"><text:span text:style-name="T7">h</text:span></text:p>
          </draw:text-box>
        </draw:frame>
        <draw:custom-shape draw:style-name="gr25" draw:text-style-name="P22" xml:id="id6" draw:id="id6" draw:layer="layout" svg:width="4.623cm" svg:height="1.524cm" svg:x="11.187cm" svg:y="13.572cm">
          <text:p text:style-name="P3"><text:span text:style-name="T2">Decide 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2" draw:layer="layout" svg:x1="20.883cm" svg:y1="12.109cm" svg:x2="15.81cm" svg:y2="14.334cm" draw:start-shape="id11" draw:start-glue-point="2" draw:end-shape="id6" draw:end-glue-point="1" svg:d="M20883 12109v2225h-5073" svg:viewBox="0 0 5074 2226">
          <text:p/>
        </draw:connector>
        <draw:connector draw:style-name="gr10" draw:text-style-name="P12" draw:layer="layout" svg:x1="13.498cm" svg:y1="12.109cm" svg:x2="13.498cm" svg:y2="13.572cm" draw:start-shape="id5" draw:start-glue-point="2" draw:end-shape="id6" svg:d="M13498 12109v1463" svg:viewBox="0 0 1 1464">
          <text:p/>
        </draw:connector>
        <draw:frame draw:style-name="gr14" draw:text-style-name="P15" draw:layer="layout" svg:width="1.27cm" svg:height="0.962cm" svg:x="14.85cm" svg:y="14.232cm">
          <draw:text-box>
            <text:p text:style-name="P10"><text:span text:style-name="T7">g</text:span></text:p>
          </draw:text-box>
        </draw:frame>
        <draw:frame draw:style-name="gr14" draw:text-style-name="P15" draw:layer="layout" svg:width="1.27cm" svg:height="0.962cm" svg:x="17.898cm" svg:y="15.032cm">
          <draw:text-box>
            <text:p text:style-name="P10"><text:span text:style-name="T7">z</text:span></text:p>
          </draw:text-box>
        </draw:frame>
        <draw:frame draw:style-name="gr14" draw:text-style-name="P15" draw:layer="layout" svg:width="1.27cm" svg:height="0.962cm" svg:x="16.63cm" svg:y="9.512cm">
          <draw:text-box>
            <text:p text:style-name="P10"><text:span text:style-name="T7">w</text:span></text:p>
          </draw:text-box>
        </draw:frame>
        <draw:frame draw:style-name="gr14" draw:text-style-name="P15" draw:layer="layout" svg:width="1.27cm" svg:height="0.962cm" svg:x="14.85cm" svg:y="8.432cm">
          <draw:text-box>
            <text:p text:style-name="P10"><text:span text:style-name="T7">e</text:span></text:p>
          </draw:text-box>
        </draw:frame>
        <draw:frame draw:style-name="gr14" draw:text-style-name="P15" draw:layer="layout" svg:width="1.27cm" svg:height="0.962cm" svg:x="14.85cm" svg:y="11.232cm">
          <draw:text-box>
            <text:p text:style-name="P10"><text:span text:style-name="T7">f</text:span></text:p>
          </draw:text-box>
        </draw:frame>
        <draw:custom-shape draw:style-name="gr26" draw:text-style-name="P8" draw:layer="layout" svg:width="0.659cm" svg:height="2.585cm" draw:transform="rotate (1.5707963267949) translate (15.897cm 9.652cm)">
          <text:p/>
          <draw:enhanced-geometry svg:viewBox="0 0 21600 21600" draw:glue-points="21600 0 0 10800 21600 21600" draw:text-areas="13800 ?f9 21600 ?f10" draw:type="left-brace" draw:modifiers="1800 11378.7465940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5" draw:layer="layout" svg:width="1.27cm" svg:height="0.962cm" svg:x="22.25cm" svg:y="8.432cm">
          <draw:text-box>
            <text:p text:style-name="P10"><text:span text:style-name="T7">x</text:span></text:p>
          </draw:text-box>
        </draw:frame>
        <draw:frame draw:style-name="gr14" draw:text-style-name="P15" draw:layer="layout" svg:width="1.27cm" svg:height="0.962cm" svg:x="22.25cm" svg:y="11.232cm">
          <draw:text-box>
            <text:p text:style-name="P10"><text:span text:style-name="T7">y</text:span></text:p>
          </draw:text-box>
        </draw:frame>
        <draw:custom-shape draw:style-name="gr27" draw:text-style-name="P8" draw:layer="layout" svg:width="0.659cm" svg:height="4.993cm" draw:transform="rotate (1.5707963267949) translate (15.897cm 15.252cm)">
          <text:p/>
          <draw:enhanced-geometry svg:viewBox="0 0 21600 21600" draw:glue-points="21600 0 0 10800 21600 21600" draw:text-areas="13800 ?f9 21600 ?f10" draw:type="left-brace" draw:modifiers="1800 11378.7465940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 narrow" svg:font-family="'arial narrow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hatch draw:name="Black_20_90_20_Degrees" draw:display-name="Black 90 Degrees" draw:style="single" draw:color="#000000" draw:distance="0.102cm" draw:rotation="900"/>
    <draw:hatch draw:name="Blue_20_-45_20_Degrees" draw:display-name="Blue -45 Degrees" draw:style="single" draw:color="#2a6099" draw:distance="0.203cm" draw:rotation="3150"/>
    <draw:hatch draw:name="Blue_20_45_20_Degrees" draw:display-name="Blue 45 Degrees" draw:style="single" draw:color="#2a6099" draw:distance="0.203cm" draw:rotation="450"/>
    <draw:hatch draw:name="Yellow_20_45_20_Degrees" draw:display-name="Yellow 45 Degrees" draw:style="single" draw:color="#ffbf00" draw:distance="0.41cm" draw:rotation="450"/>
    <draw:marker draw:name="Arrow" svg:viewBox="0 0 20 30" svg:d="M10 0l-10 30h20z"/>
    <draw:marker draw:name="Arrowheads_20_7" draw:display-name="Arrowheads 7" svg:viewBox="0 0 20 40" svg:d="M0 40l10-40 10 4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0:22:46.213715728</meta:creation-date>
    <dc:date>2024-11-25T23:39:29.296200049</dc:date>
    <meta:editing-duration>P2DT10H8M38S</meta:editing-duration>
    <meta:editing-cycles>30</meta:editing-cycles>
    <meta:generator>LibreOffice/24.8.3.2$Linux_X86_64 LibreOffice_project/480$Build-2</meta:generator>
    <meta:print-date>2024-11-25T23:28:53.816084224</meta:print-date>
    <meta:printed-by>PDF files</meta:printed-by>
    <meta:document-statistic meta:object-count="5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g" VL:creator="" dc:date-time="2024-11-25T21:25:16"/>
</VL:version-list>
</file>